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OpenSymbol1" svg:font-family="OpenSymbol, 'Arial Unicode MS'"/>
    <style:font-face style:name="Palatino Linotype" svg:font-family="'Palatino Linotype'" style:font-family-generic="roman"/>
    <style:font-face style:name="Lucida Sans1" svg:font-family="'Lucida Sans'"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New Roman" fo:font-size="10pt" style:font-name-asian="Times New Roman" style:font-size-asian="10pt" style:font-name-complex="Times New Roman" style:font-size-complex="10pt"/>
    </style:style>
    <style:style style:name="P2" style:family="paragraph" style:parent-style-name="Text_20_body">
      <style:paragraph-properties fo:text-align="start" style:justify-single-word="false"/>
      <style:text-properties style:font-name="Times New Roman" fo:font-size="10pt" style:font-name-asian="Times New Roman" style:font-size-asian="10pt" style:font-name-complex="Times New Roman" style:font-size-complex="10pt"/>
    </style:style>
    <style:style style:name="P3" style:family="paragraph" style:parent-style-name="Text_20_body">
      <style:paragraph-properties fo:text-align="start" style:justify-single-word="false"/>
      <style:text-properties style:font-name="Times New Roman" fo:font-size="10pt" style:font-size-asian="10pt" style:font-name-complex="Times New Roman" style:font-size-complex="10pt"/>
    </style:style>
    <style:style style:name="P4" style:family="paragraph" style:parent-style-name="Text_20_body">
      <style:paragraph-properties fo:text-align="start" style:justify-single-word="false"/>
      <style:text-properties style:font-name="Times New Roman" fo:font-size="10pt" style:font-size-asian="10pt" style:font-size-complex="10pt"/>
    </style:style>
    <style:style style:name="P5" style:family="paragraph" style:parent-style-name="Text_20_body">
      <style:paragraph-properties fo:text-align="start" style:justify-single-word="false"/>
      <style:text-properties style:font-name="Times New Roman" fo:font-size="10pt"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6" style:family="paragraph" style:parent-style-name="Text_20_body">
      <style:paragraph-properties fo:text-align="start" style:justify-single-word="false"/>
    </style:style>
    <style:style style:name="P7" style:family="paragraph" style:parent-style-name="Heading_20_2">
      <style:text-properties style:font-name="Times New Roman" fo:font-size="10pt" style:font-name-asian="Times New Roman" style:font-size-asian="10pt" style:font-size-complex="10pt"/>
    </style:style>
    <style:style style:name="P8" style:family="paragraph" style:parent-style-name="Heading_20_3">
      <style:text-properties style:font-name="Times New Roman" fo:font-size="10pt" style:font-name-asian="Times New Roman" style:font-size-asian="10pt" style:font-size-complex="10pt"/>
    </style:style>
    <style:style style:name="P9" style:family="paragraph" style:parent-style-name="Heading_20_3">
      <style:paragraph-properties fo:margin-top="0.423cm" fo:margin-bottom="0.212cm" fo:orphans="0" fo:widows="0" fo:hyphenation-ladder-count="no-limit" fo:keep-with-next="always" style:text-autospace="ideograph-alpha" style:punctuation-wrap="hanging" style:line-break="strict" style:writing-mode="lr-tb"/>
      <style:text-properties fo:hyphenate="false" fo:hyphenation-remain-char-count="2" fo:hyphenation-push-char-count="2"/>
    </style:style>
    <style:style style:name="P10" style:family="paragraph" style:parent-style-name="Standard">
      <style:text-properties style:font-name="Times New Roman" fo:font-size="10pt" style:font-name-asian="Times New Roman" style:font-size-asian="10pt" style:font-name-complex="Times New Roman" style:font-size-complex="10pt"/>
    </style:style>
    <style:style style:name="P11" style:family="paragraph" style:parent-style-name="Heading_20_1">
      <style:paragraph-properties fo:text-align="center" style:justify-single-word="false"/>
      <style:text-properties style:font-name="Times New Roman" fo:font-size="10pt" style:font-size-asian="10pt" style:font-size-complex="10pt"/>
    </style:style>
    <style:style style:name="P12" style:family="paragraph" style:parent-style-name="Heading_20_2">
      <style:text-properties style:font-name="Times New Roman" fo:font-size="10pt" style:font-name-asian="Times New Roman" style:font-size-asian="10pt" style:font-size-complex="10pt"/>
    </style:style>
    <style:style style:name="P13" style:family="paragraph" style:parent-style-name="Text_20_body">
      <style:text-properties style:font-name="Times New Roman" fo:font-size="10pt" style:font-size-asian="10pt" style:font-name-complex="Times New Roman" style:font-size-complex="10pt"/>
    </style:style>
    <style:style style:name="P14" style:family="paragraph" style:parent-style-name="Text_20_body">
      <style:text-properties style:font-name="Times New Roman" fo:font-size="10pt" style:font-name-asian="Times New Roman" style:font-size-asian="10pt" style:font-name-complex="Times New Roman" style:font-size-complex="10pt"/>
    </style:style>
    <style:style style:name="P15" style:family="paragraph" style:parent-style-name="Text_20_body">
      <style:paragraph-properties fo:text-align="start" style:justify-single-word="false"/>
      <style:text-properties style:font-name="Times New Roman" fo:font-size="10pt" style:font-name-asian="Times New Roman" style:font-size-asian="10pt" style:font-name-complex="Times New Roman" style:font-size-complex="10pt"/>
    </style:style>
    <style:style style:name="P16" style:family="paragraph" style:parent-style-name="Text_20_body" style:list-style-name="L4">
      <style:paragraph-properties fo:line-height="0.4cm"/>
    </style:style>
    <style:style style:name="P17" style:family="paragraph" style:parent-style-name="Text_20_body" style:list-style-name="L4">
      <style:paragraph-properties fo:line-height="0.4cm" fo:orphans="0" fo:widows="0" fo:hyphenation-ladder-count="no-limit" style:text-autospace="ideograph-alpha" style:punctuation-wrap="hanging" style:line-break="strict" style:writing-mode="lr-tb"/>
      <style:text-properties style:use-window-font-color="true" style:font-name="Times New Roman" fo:font-size="10pt" fo:language="en" fo:country="CA" style:letter-kerning="true" style:font-name-asian="Times New Roman" style:font-size-asian="10pt" style:language-asian="zh" style:country-asian="CN" style:font-size-complex="10pt" style:language-complex="hi" style:country-complex="IN" fo:hyphenate="false" fo:hyphenation-remain-char-count="2" fo:hyphenation-push-char-count="2"/>
    </style:style>
    <style:style style:name="P18" style:family="paragraph" style:parent-style-name="Text_20_body" style:list-style-name="L5">
      <style:paragraph-properties fo:line-height="0.4cm" fo:orphans="0" fo:widows="0" fo:hyphenation-ladder-count="no-limit" style:text-autospace="ideograph-alpha" style:punctuation-wrap="hanging" style:line-break="strict" style:writing-mode="lr-tb"/>
      <style:text-properties style:use-window-font-color="true" style:font-name="Times New Roman" fo:font-size="10pt" fo:language="en" fo:country="CA" style:letter-kerning="true" style:font-name-asian="Times New Roman" style:font-size-asian="10pt" style:language-asian="zh" style:country-asian="CN" style:font-size-complex="10pt" style:language-complex="hi" style:country-complex="IN" fo:hyphenate="false" fo:hyphenation-remain-char-count="2" fo:hyphenation-push-char-count="2"/>
    </style:style>
    <style:style style:name="P19" style:family="paragraph" style:parent-style-name="Text_20_body" style:list-style-name="L4">
      <style:paragraph-properties fo:line-height="0.4cm" fo:orphans="0" fo:widows="0" fo:hyphenation-ladder-count="no-limit" style:text-autospace="ideograph-alpha" style:punctuation-wrap="hanging" style:line-break="strict" style:writing-mode="lr-tb"/>
      <style:text-properties style:use-window-font-color="true" style:font-name="Times New Roman" fo:font-size="10pt" fo:language="en" fo:country="CA" style:letter-kerning="true" style:font-name-asian="Times New Roman" style:font-size-asian="10pt" style:language-asian="zh" style:country-asian="CN" style:font-name-complex="Lucida Sans2" style:font-size-complex="10pt" style:language-complex="hi" style:country-complex="IN" fo:hyphenate="false" fo:hyphenation-remain-char-count="2" fo:hyphenation-push-char-count="2"/>
    </style:style>
    <style:style style:name="P20" style:family="paragraph" style:parent-style-name="Text_20_body" style:list-style-name="L4">
      <style:paragraph-properties fo:line-height="0.4cm"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21" style:family="paragraph" style:parent-style-name="Text_20_body" style:master-page-name="Standard">
      <style:paragraph-properties fo:text-align="center" style:justify-single-word="false" style:page-number="auto"/>
      <style:text-properties style:font-name="Times New Roman" fo:font-size="10pt" style:font-size-asian="10pt" style:font-name-complex="Times New Roman" style:font-size-complex="10pt"/>
    </style:style>
    <style:style style:name="T1" style:family="text">
      <style:text-properties style:font-name-asian="Times New Roman" style:font-name-complex="Times New Roman"/>
    </style:style>
    <style:style style:name="T2" style:family="text">
      <style:text-properties style:font-name="Times New Roman" fo:font-size="10pt" style:font-name-asian="Times New Roman" style:font-size-asian="10pt" style:font-name-complex="Times New Roman" style:font-size-complex="10pt"/>
    </style:style>
    <style:style style:name="T3" style:family="text">
      <style:text-properties style:font-name="Times New Roman" fo:font-size="10pt" style:font-name-asian="Times New Roman" style:font-size-asian="10pt" style:font-size-complex="10pt"/>
    </style:style>
    <style:style style:name="T4" style:family="text">
      <style:text-properties style:font-name="Times New Roman" fo:font-size="10pt" fo:font-weight="normal" style:font-name-asian="Times New Roman" style:font-size-asian="10pt" style:font-weight-asian="normal" style:font-name-complex="Times New Roman" style:font-size-complex="10pt" style:font-weight-complex="normal"/>
    </style:style>
    <style:style style:name="T5" style:family="text">
      <style:text-properties style:font-name="Times New Roman" fo:font-size="10pt" fo:font-style="normal" style:font-name-asian="Times New Roman" style:font-size-asian="10pt" style:font-style-asian="normal" style:font-name-complex="Times New Roman" style:font-size-complex="10pt" style:font-style-complex="normal"/>
    </style:style>
    <style:style style:name="T6" style:family="text">
      <style:text-properties fo:font-weight="normal" style:font-name-asian="Times New Roman" style:font-weight-asian="normal" style:font-name-complex="Times New Roman" style:font-weight-complex="normal"/>
    </style:style>
    <style:style style:name="T7" style:family="text">
      <style:text-properties style:use-window-font-color="true" style:font-name="Times New Roman" fo:font-size="10pt" fo:language="en" fo:country="CA" style:letter-kerning="true" style:font-name-asian="Times New Roman" style:font-size-asian="10pt" style:language-asian="zh" style:country-asian="CN" style:font-name-complex="Times New Roman" style:font-size-complex="10pt" style:language-complex="hi" style:country-complex="IN"/>
    </style:style>
    <style:style style:name="T8" style:family="text">
      <style:text-properties style:use-window-font-color="true" style:font-name="Times New Roman" fo:font-size="10pt" fo:language="en" fo:country="CA" style:letter-kerning="true" style:font-name-asian="Times New Roman" style:font-size-asian="10pt" style:language-asian="zh" style:country-asian="CN" style:font-name-complex="Lucida Sans2" style:font-size-complex="10pt" style:language-complex="hi" style:country-complex="IN"/>
    </style:style>
    <style:style style:name="T9"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3cm" fo:text-indent="-0.635cm" fo:margin-left="7.73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9">Advisory Board invitation for known-brands, copy text only, graphic files attached separately.</text:span> </text:p>
      <text:h text:style-name="P11" text:outline-level="1">A Call to Shape Democracy</text:h>
      <text:p text:style-name="P4"><text:span text:style-name="T1">Dear [organization</text:span><text:span text:style-name="T6">],</text:span></text:p>
      <text:p text:style-name="P3"/>
      <text:p text:style-name="Text_20_body"><text:span text:style-name="T2">We invite</text:span><text:span text:style-name="T4"> </text:span><text:span text:style-name="Strong_20_Emphasis"><text:span text:style-name="T4">[organization]</text:span></text:span><text:span text:style-name="T4"> to n</text:span><text:span text:style-name="T2">ominate a representative to the </text:span><text:span text:style-name="Strong_20_Emphasis"><text:span text:style-name="T2">Groupbuild Advisory Board</text:span></text:span><text:span text:style-name="T2">—a trusted circle of mission-aligned visionaries who are supervising the development of online tools that shape the future of grassroots Democracy.</text:span></text:p>
      <text:p text:style-name="Text_20_body"><text:span text:style-name="T2">Groupbuild is not just another software platform for social media. <text:s/>It is a new way to create a digital commons—a place where everyday people can safely </text:span><text:span text:style-name="Strong_20_Emphasis"><text:span text:style-name="T2">organize</text:span></text:span><text:span text:style-name="T2">, </text:span><text:span text:style-name="Strong_20_Emphasis"><text:span text:style-name="T2">amplify</text:span></text:span><text:span text:style-name="T2">, and </text:span><text:span text:style-name="Strong_20_Emphasis"><text:span text:style-name="T2">act together</text:span></text:span><text:span text:style-name="T2">. <text:s/>Blending ethically-moderated communications, with powerful group coordination, Groupbuild enables advocacy Groups to plan civil actions and promote peaceful events—including rallies, town halls and strategic boycotts—without exposing users' identities, or their data. </text:span></text:p>
      <text:h text:style-name="P8" text:outline-level="3">The Problem</text:h>
      <text:p text:style-name="P13">Few people are elite, but most people want their country back. <text:s/>Many feel disenfranchised by emerging, anti-democratic forces, while their political representatives struggle to vote on principle, facing the unprecedented flow of dark-money into politics. <text:s/>Some politicians become the puppets of political action lobbies, controlled by the wealthy elite. <text:s/></text:p>
      <text:p text:style-name="P1">The internet has become the primary source of education for most voters, and it is being used to polarized entire populations—all individuals are being profiled, targetted and manipulated, one opinion at a time. <text:s/>Generative-AI enables misinformation to be easily fabricated and posted for viral-distribution, through social media platforms that filter=out contrary perspectives, often because these platforms are owned by the very elites that puppet politicians. <text:s text:c="2"/></text:p>
      <text:p text:style-name="P1">While commercial interests profit from the constant bombardment of divisive click-bait, algorithms fuel social disintegration and echo-chambers prevent open-minded dialogue—the very fabric of Democratic compromise. <text:s/>The technologies that enable manipulation, also enable more draconian personal intimidation, formerly the domain of militant extremists and insecure Dictators. </text:p>
      <text:h text:style-name="P9" text:outline-level="3"><text:span text:style-name="Strong_20_Emphasis"><text:span text:style-name="T7">The Solution</text:span></text:span></text:h>
      <text:p text:style-name="Text_20_body"><text:span text:style-name="T2"><text:line-break/>We’re building a space where people can </text:span><text:span text:style-name="Strong_20_Emphasis"><text:span text:style-name="T2">speak freely</text:span></text:span><text:span text:style-name="T2">, </text:span><text:span text:style-name="Strong_20_Emphasis"><text:span text:style-name="T2">collaborate anonymously</text:span></text:span><text:span text:style-name="T2">, and </text:span><text:span text:style-name="Strong_20_Emphasis"><text:span text:style-name="T2">stand together</text:span></text:span><text:span text:style-name="T2">—without being tracked, profiled, targeted and controlled. </text:span></text:p>
      <text:p text:style-name="Text_20_body"><text:span text:style-name="T2">Launching in the U.S. in late 2025, and expanding into sensitive global regions soon after, Groupbuild is </text:span><text:span text:style-name="Strong_20_Emphasis"><text:span text:style-name="T2">anonymous</text:span></text:span><text:span text:style-name="Strong_20_Emphasis"><text:span text:style-name="T4"> by design and </text:span></text:span><text:span text:style-name="Strong_20_Emphasis"><text:span text:style-name="T2">censorship-resistant. <text:s/></text:span></text:span><text:span text:style-name="Strong_20_Emphasis"><text:span text:style-name="T4">We are governed by a </text:span></text:span><text:span text:style-name="Strong_20_Emphasis"><text:span text:style-name="T2">world-wide community of volunteers</text:span></text:span><text:span text:style-name="Strong_20_Emphasis"><text:span text:style-name="T4">, building a social media platform that leverages a newly developed mesh-stack of AI's which serve as ethical moderator(s)</text:span></text:span><text:span text:style-name="T2">. </text:span></text:p>
      <text:p text:style-name="P1">No personal data is ever collected—even for Advisory Board members, who are only ever identified by their organization’s name and logo. <text:s/>Your personal contributions may appear selfless and un-credited, and lesser egos might object, but “We The People” are a Legion to save Democracy. <text:s/></text:p>
      <text:p text:style-name="P1">Groupbuild protects users—even during in-person events—by encrypting communications, spreading network traffic over multiple wireless technologies, and by offering mobile tools that resist network shutdowns or signal-tapping surveillance.</text:p>
      <text:p text:style-name="P1">We’re building the last line of defense for digital-Democracy. We hope you’ll stand with us.</text:p>
      <text:p text:style-name="P2"/>
      <text:p text:style-name="P2">Regards, </text:p>
      <text:p text:style-name="P6"><text:span text:style-name="T5">Rick Ballard (</text:span><text:a xlink:type="simple" xlink:href="http://www.linkedin.com/in/richardballard" text:style-name="Internet_20_link" text:visited-style-name="Visited_20_Internet_20_Link"><text:span text:style-name="Internet_20_link"><text:span text:style-name="T5">www.linkedin.com/in/richardballard</text:span></text:span></text:a><text:span text:style-name="Internet_20_link"><text:span text:style-name="T5">)</text:span></text:span></text:p>
      <text:p text:style-name="P5">Current Publicly-Identified Front Person</text:p>
      <text:p text:style-name="P5">Groupbuild.org</text:p>
      <text:p text:style-name="P6"><text:a xlink:type="simple" xlink:href="mailto:rick@groupbuild.org" text:style-name="Internet_20_link" text:visited-style-name="Visited_20_Internet_20_Link"><text:span text:style-name="Internet_20_link"><text:span text:style-name="T5">rick@groupbuild.org</text:span></text:span></text:a></text:p>
      <text:p text:style-name="P6"><text:span text:style-name="Internet_20_link"><text:span text:style-name="T5">+1.416.414.8100</text:span></text:span></text:p>
      <text:h text:style-name="P7" text:outline-level="2"><text:soft-page-break/>Why Join the Advisory Board?</text:h>
      <text:p text:style-name="P1">Be part of a quiet revolution in how people organize, resist injustice, and protect their freedoms. </text:p>
      <text:list xml:id="list7615743088514520835" text:style-name="L4">
        <text:list-item>
          <text:p text:style-name="P16"><text:span text:style-name="Strong_20_Emphasis"><text:span text:style-name="T3">Amplify Your Mission</text:span></text:span><text:span text:style-name="Strong_20_Emphasis"><text:span text:style-name="T2">—</text:span></text:span><text:span text:style-name="T2">Stand alongside allies working to reimagine participatory democracy. </text:span></text:p>
        </text:list-item>
        <text:list-item>
          <text:p text:style-name="P16"><text:span text:style-name="Strong_20_Emphasis"><text:span text:style-name="T3">Shape Ethical Tech</text:span></text:span><text:span text:style-name="Strong_20_Emphasis"><text:span text:style-name="T2">—</text:span></text:span><text:span text:style-name="T2">Advise a new generation of social tools that evolve Democratic Reactivity, while prioritizing truth, civility, and resilience. </text:span></text:p>
        </text:list-item>
        <text:list-item>
          <text:p text:style-name="P16"><text:span text:style-name="Strong_20_Emphasis"><text:span text:style-name="T3">Strengthen Civil Society</text:span></text:span><text:span text:style-name="Strong_20_Emphasis"><text:span text:style-name="T2">—</text:span></text:span><text:span text:style-name="T2">us design our digital defenses, against authoritarian control, and data abuse. </text:span></text:p>
        </text:list-item>
        <text:list-item>
          <text:p text:style-name="P16"><text:span text:style-name="T3">Gain</text:span><text:span text:style-name="Strong_20_Emphasis"><text:span text:style-name="T3"> Visible Recognition</text:span></text:span><text:span text:style-name="Strong_20_Emphasis"><text:span text:style-name="T2">—</text:span></text:span><text:span text:style-name="T2">logo will appear on Groupbuild’s homepage, Advisory Board gallery, and on your anonymous avatar. </text:span></text:p>
        </text:list-item>
      </text:list>
      <text:h text:style-name="P7" text:outline-level="2">Advisory Board Commitments</text:h>
      <text:p text:style-name="Text_20_body"><text:span text:style-name="T2">This is a </text:span><text:span text:style-name="Strong_20_Emphasis"><text:span text:style-name="T2">light-touch, high-impact role</text:span></text:span><text:span text:style-name="T2"> with no bureaucracy, no fundraising, and no legal responsibilities. Just purpose and influence.</text:span></text:p>
      <text:list xml:id="list1258122294537431167" text:style-name="L5">
        <text:list-item>
          <text:p text:style-name="P18">Join the Advisory Board chat Group, pinned top of Groups page.</text:p>
        </text:list-item>
        <text:list-item>
          <text:p text:style-name="P18">Provide feedback or insights (1–2 hrs/month).</text:p>
        </text:list-item>
        <text:list-item>
          <text:p text:style-name="P18">Participate in an annual strategy round-table (optional).</text:p>
        </text:list-item>
        <text:list-item>
          <text:p text:style-name="P18">Approve your organization’s logo and AnonID avatar.</text:p>
        </text:list-item>
        <text:list-item>
          <text:p text:style-name="P18">Remain fully anonymous—no personal data is ever collected.</text:p>
        </text:list-item>
      </text:list>
      <text:p text:style-name="P1">Your contributions will help shape a system where influence comes from integrity, not identity.</text:p>
      <text:h text:style-name="P7" text:outline-level="2">Our Core Principles</text:h>
      <text:p text:style-name="P1">Groupbuild is founded on radical transparency, ethical AI, and the right to organize. Here’s how:</text:p>
      <text:list xml:id="list42277456" text:continue-list="list7615743088514520835" text:style-name="L4">
        <text:list-item>
          <text:p text:style-name="P17">Anonymous communication using behavioral reputation avatars (not surveillance).</text:p>
        </text:list-item>
        <text:list-item>
          <text:p text:style-name="P20"><text:span text:style-name="T8">AI-moderation that meta-flags content for </text:span><text:span text:style-name="Strong_20_Emphasis"><text:span text:style-name="T8">civility, reason, and truth.</text:span></text:span></text:p>
        </text:list-item>
        <text:list-item>
          <text:p text:style-name="P17">No commercial, political, or institutional control.</text:p>
        </text:list-item>
        <text:list-item>
          <text:p text:style-name="P17">No ads, no data sales, no sellouts—ever.</text:p>
        </text:list-item>
        <text:list-item>
          <text:p text:style-name="P17">Contributor-owned; every volunteer is a stakeholder.</text:p>
        </text:list-item>
        <text:list-item>
          <text:p text:style-name="P20"><text:span text:style-name="T8">Equal voting for contributors—</text:span><text:span text:style-name="Strong_20_Emphasis"><text:span text:style-name="T8">no power for money, only influence by merit.</text:span></text:span></text:p>
        </text:list-item>
        <text:list-item>
          <text:p text:style-name="P17">Open-source architecture, free for integration, we assist export into other platforms.</text:p>
        </text:list-item>
        <text:list-item>
          <text:p text:style-name="P17">Moderation shared between humans and an opinion-neutralized, decentralized AI-mesh (BeAxa).</text:p>
        </text:list-item>
      </text:list>
      <text:h text:style-name="P7" text:outline-level="2">AnonID: A New Way to Be Seen</text:h>
      <text:p text:style-name="Text_20_body"><text:span text:style-name="T2">Every active user, from Advocacy Leaders to Advisory Board members, can obtain a unique </text:span><text:span text:style-name="Strong_20_Emphasis"><text:span text:style-name="T2">AnonID</text:span></text:span><text:span text:style-name="T2">—a symbolic identity that builds reputation without revealing personal details.</text:span></text:p>
      <text:list xml:id="list42285380" text:continue-numbering="true" text:style-name="L4">
        <text:list-item>
          <text:p text:style-name="P19">No personal info required.</text:p>
        </text:list-item>
        <text:list-item>
          <text:p text:style-name="P19">Logos only added for verified partner organizations.</text:p>
        </text:list-item>
        <text:list-item>
          <text:p text:style-name="P19">External bots are never allowed—only verified-humans.</text:p>
        </text:list-item>
        <text:list-item>
          <text:p text:style-name="P19">Users are permitted multiple AnonIDs, but all are verified for ownership and ethical consistency.</text:p>
        </text:list-item>
        <text:list-item>
          <text:p text:style-name="P19">Civil behavior earns the AnonID avatar symbolic badges; antisocial behavior erodes them.</text:p>
        </text:list-item>
        <text:list-item>
          <text:p text:style-name="P19">Users remain completely anonymous, but can choose to share identity offline.</text:p>
        </text:list-item>
      </text:list>
      <text:p text:style-name="P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OpenSymbol1" svg:font-family="OpenSymbol, 'Arial Unicode MS'"/>
    <style:font-face style:name="Palatino Linotype" svg:font-family="'Palatino Linotype'" style:font-family-generic="roman"/>
    <style:font-face style:name="Lucida Sans1" svg:font-family="'Lucida Sans'"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Palatino Linotype" fo:font-size="12pt" fo:language="en" fo:country="CA" style:letter-kerning="true" style:font-name-asian="SimSun1" style:font-size-asian="12pt" style:language-asian="zh" style:country-asian="CN" style:font-name-complex="Lucida Sans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class="text">
      <style:paragraph-properties fo:margin-left="0cm" fo:margin-right="0cm" fo:text-indent="0cm" style:auto-text-indent="false"/>
      <style:text-properties style:font-name="Times New Roman" fo:font-size="18pt" fo:font-weight="bold" style:font-name-asian="SimSun1" style:font-size-asian="18pt" style:font-weight-asian="bold" style:font-name-complex="Lucida Sans2"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right="0cm" fo:text-indent="0cm" style:auto-text-indent="false"/>
      <style:text-properties style:font-name="Times New Roman" fo:font-size="14pt" fo:font-weight="bold" style:font-name-asian="SimSun1" style:font-size-asian="14pt" style:font-weight-asian="bold" style:font-name-complex="Lucida Sans2"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1"/>
    </style:style>
    <style:style style:name="WW8Num3z0" style:family="text">
      <style:text-properties style:font-name="Symbol" fo:font-size="10pt" style:font-name-asian="Times New Roman" style:font-size-asian="10pt" style:font-name-complex="OpenSymbol1" style:font-size-complex="10pt"/>
    </style:style>
    <style:style style:name="WW8Num4z0" style:family="text">
      <style:text-properties style:font-name="Symbol" style:font-name-complex="OpenSymbol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2.03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2.79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3.04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2.03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2.79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3.04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ine Ballard</meta:initial-creator>
    <meta:creation-date>2025-05-29T18:47:40</meta:creation-date>
    <dc:creator>Christine Ballard</dc:creator>
    <dc:date>2025-05-30T22:01:02.75</dc:date>
    <meta:editing-cycles>5</meta:editing-cycles>
    <meta:editing-duration>PT2H3M3S</meta:editing-duration>
    <meta:generator>OpenOffice/4.1.15$Win32 OpenOffice.org_project/4115m2$Build-9813</meta:generator>
    <meta:document-statistic meta:table-count="0" meta:image-count="0" meta:object-count="0" meta:page-count="2" meta:paragraph-count="53" meta:word-count="790" meta:character-count="5699"/>
  </office:meta>
</office:document-meta>
</file>